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827in"/>
    </style:style>
    <style:style style:name="co2" style:family="table-column">
      <style:table-column-properties fo:break-before="auto" style:column-width="0.8917in"/>
    </style:style>
    <style:style style:name="co3" style:family="table-column">
      <style:table-column-properties fo:break-before="auto" style:column-width="2.4457in"/>
    </style:style>
    <style:style style:name="co4" style:family="table-column">
      <style:table-column-properties fo:break-before="auto" style:column-width="1.3339in"/>
    </style:style>
    <style:style style:name="ro1" style:family="table-row">
      <style:table-row-properties style:row-height="0.2035in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29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129">
      <style:table-cell-properties fo:padding="0.028in"/>
    </style:style>
    <style:style style:name="ce10" style:family="table-cell" style:parent-style-name="Default" style:data-style-name="N129">
      <style:table-cell-properties fo:padding="0.028in"/>
      <style:text-properties fo:font-weight="bold" style:font-weight-asian="bold" style:font-weight-complex="bold"/>
    </style:style>
    <style:style style:name="ce3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5" style:family="table-cell" style:parent-style-name="Default" style:data-style-name="N129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 style:data-style-name="N129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fo:padding="0.028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use-regular-expressions="false" table:use-wildcards="true"/>
      <table:table table:name="Arkusz1" table:style-name="ta1">
        <office:forms form:automatic-focus="false" form:apply-design-mode="false"/>
        <table:shapes>
          <draw:frame draw:z-index="0" draw:style-name="gr1" draw:text-style-name="P1" svg:width="7.637in" svg:height="4.8453in" svg:x="9.748in" svg:y="0in">
            <draw:object draw:notify-on-update-of-ranges="Arkusz1.B1:Arkusz1.B12 Arkusz1.D1:Arkusz1.D12 Arkusz1.F1:Arkusz1.F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4"/>
        <table:table-column table:style-name="co2" table:default-cell-style-name="ce6"/>
        <table:table-column table:style-name="co3" table:default-cell-style-name="ce6"/>
        <table:table-column table:style-name="co2" table:default-cell-style-name="ce2"/>
        <table:table-column table:style-name="co4" table:default-cell-style-name="ce6"/>
        <table:table-column table:style-name="co2" table:default-cell-style-name="ce2"/>
        <table:table-column table:style-name="co2" table:default-cell-style-name="ce6"/>
        <table:table-column table:style-name="co2" table:number-columns-repeated="249" table:default-cell-style-name="ce2"/>
        <table:table-row table:style-name="ro1">
          <table:table-cell table:style-name="ce1" office:value-type="string" calcext:value-type="string">
            <text:p>h=</text:p>
          </table:table-cell>
          <table:table-cell table:style-name="ce3" office:value-type="float" office:value="0.1" calcext:value-type="float">
            <text:p>0.10</text:p>
          </table:table-cell>
          <table:table-cell table:style-name="ce5"/>
          <table:table-cell table:style-name="ce5" office:value-type="string" calcext:value-type="string">
            <text:p>Wartość y_n</text:p>
          </table:table-cell>
          <table:table-cell table:style-name="ce1"/>
          <table:table-cell table:style-name="ce5" office:value-type="string" calcext:value-type="string">
            <text:p>Prawdziwa wartość</text:p>
          </table:table-cell>
          <table:table-cell table:style-name="ce1"/>
          <table:table-cell table:style-name="ce5" office:value-type="string" calcext:value-type="string">
            <text:p>Różnica</text:p>
          </table:table-cell>
          <table:table-cell table:style-name="ce1" table:number-columns-repeated="249"/>
        </table:table-row>
        <table:table-row table:style-name="ro1">
          <table:table-cell office:value-type="string" calcext:value-type="string">
            <text:p>t0</text:p>
          </table:table-cell>
          <table:table-cell table:style-name="ce3" office:value-type="float" office:value="0" calcext:value-type="float">
            <text:p>0.00</text:p>
          </table:table-cell>
          <table:table-cell office:value-type="string" calcext:value-type="string">
            <text:p>y0</text:p>
          </table:table-cell>
          <table:table-cell table:style-name="ce5" office:value-type="float" office:value="1" calcext:value-type="float">
            <text:p>1.0000</text:p>
          </table:table-cell>
          <table:table-cell/>
          <table:table-cell table:formula="of:=[.$D$2]*1/(1-[.B2])" office:value-type="float" office:value="1" calcext:value-type="float">
            <text:p>1.0000</text:p>
          </table:table-cell>
          <table:table-cell/>
          <table:table-cell table:formula="of:=[.F2]-[.D2]" office:value-type="float" office:value="0" calcext:value-type="float">
            <text:p>0.0000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t1</text:p>
          </table:table-cell>
          <table:table-cell table:formula="of:=[.$B$1]+[.B2]" office:value-type="float" office:value="0.1" calcext:value-type="float">
            <text:p>0.10</text:p>
          </table:table-cell>
          <table:table-cell office:value-type="string" calcext:value-type="string">
            <text:p>y1</text:p>
          </table:table-cell>
          <table:table-cell table:formula="of:=[.D2] + [.D2]*[.D2]*[.$B$1]" office:value-type="float" office:value="1.1" calcext:value-type="float">
            <text:p>1.1000</text:p>
          </table:table-cell>
          <table:table-cell/>
          <table:table-cell table:formula="of:=[.$D$2]*1/(1-[.B3])" office:value-type="float" office:value="1.11111111111111" calcext:value-type="float">
            <text:p>1.1111</text:p>
          </table:table-cell>
          <table:table-cell/>
          <table:table-cell table:formula="of:=[.F3]-[.D3]" office:value-type="float" office:value="0.0111111111111111" calcext:value-type="float">
            <text:p>0.0111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t2</text:p>
          </table:table-cell>
          <table:table-cell table:formula="of:=[.$B$1]+[.B3]" office:value-type="float" office:value="0.2" calcext:value-type="float">
            <text:p>0.20</text:p>
          </table:table-cell>
          <table:table-cell office:value-type="string" calcext:value-type="string">
            <text:p>y2</text:p>
          </table:table-cell>
          <table:table-cell table:formula="of:=[.D3] + [.D3]*[.D3]*[.$B$1]" office:value-type="float" office:value="1.221" calcext:value-type="float">
            <text:p>1.2210</text:p>
          </table:table-cell>
          <table:table-cell/>
          <table:table-cell table:formula="of:=[.$D$2]*1/(1-[.B4])" office:value-type="float" office:value="1.25" calcext:value-type="float">
            <text:p>1.2500</text:p>
          </table:table-cell>
          <table:table-cell/>
          <table:table-cell table:formula="of:=[.F4]-[.D4]" office:value-type="float" office:value="0.0289999999999999" calcext:value-type="float">
            <text:p>0.0290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t3</text:p>
          </table:table-cell>
          <table:table-cell table:formula="of:=[.$B$1]+[.B4]" office:value-type="float" office:value="0.3" calcext:value-type="float">
            <text:p>0.30</text:p>
          </table:table-cell>
          <table:table-cell office:value-type="string" calcext:value-type="string">
            <text:p>y3</text:p>
          </table:table-cell>
          <table:table-cell table:formula="of:=[.D4] + [.D4]*[.D4]*[.$B$1]" office:value-type="float" office:value="1.3700841" calcext:value-type="float">
            <text:p>1.3701</text:p>
          </table:table-cell>
          <table:table-cell/>
          <table:table-cell table:formula="of:=[.$D$2]*1/(1-[.B5])" office:value-type="float" office:value="1.42857142857143" calcext:value-type="float">
            <text:p>1.4286</text:p>
          </table:table-cell>
          <table:table-cell/>
          <table:table-cell table:formula="of:=[.F5]-[.D5]" office:value-type="float" office:value="0.0584873285714285" calcext:value-type="float">
            <text:p>0.0585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t4</text:p>
          </table:table-cell>
          <table:table-cell table:formula="of:=[.$B$1]+[.B5]" office:value-type="float" office:value="0.4" calcext:value-type="float">
            <text:p>0.40</text:p>
          </table:table-cell>
          <table:table-cell office:value-type="string" calcext:value-type="string">
            <text:p>y4</text:p>
          </table:table-cell>
          <table:table-cell table:formula="of:=[.D5] + [.D5]*[.D5]*[.$B$1]" office:value-type="float" office:value="1.55779714410728" calcext:value-type="float">
            <text:p>1.5578</text:p>
          </table:table-cell>
          <table:table-cell/>
          <table:table-cell table:formula="of:=[.$D$2]*1/(1-[.B6])" office:value-type="float" office:value="1.66666666666667" calcext:value-type="float">
            <text:p>1.6667</text:p>
          </table:table-cell>
          <table:table-cell/>
          <table:table-cell table:formula="of:=[.F6]-[.D6]" office:value-type="float" office:value="0.108869522559386" calcext:value-type="float">
            <text:p>0.1089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t5</text:p>
          </table:table-cell>
          <table:table-cell table:formula="of:=[.$B$1]+[.B6]" office:value-type="float" office:value="0.5" calcext:value-type="float">
            <text:p>0.50</text:p>
          </table:table-cell>
          <table:table-cell office:value-type="string" calcext:value-type="string">
            <text:p>y5</text:p>
          </table:table-cell>
          <table:table-cell table:formula="of:=[.D6] + [.D6]*[.D6]*[.$B$1]" office:value-type="float" office:value="1.80047033832616" calcext:value-type="float">
            <text:p>1.8005</text:p>
          </table:table-cell>
          <table:table-cell/>
          <table:table-cell table:formula="of:=[.$D$2]*1/(1-[.B7])" office:value-type="float" office:value="2" calcext:value-type="float">
            <text:p>2.0000</text:p>
          </table:table-cell>
          <table:table-cell/>
          <table:table-cell table:formula="of:=[.F7]-[.D7]" office:value-type="float" office:value="0.199529661673839" calcext:value-type="float">
            <text:p>0.1995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t6</text:p>
          </table:table-cell>
          <table:table-cell table:formula="of:=[.$B$1]+[.B7]" office:value-type="float" office:value="0.6" calcext:value-type="float">
            <text:p>0.60</text:p>
          </table:table-cell>
          <table:table-cell office:value-type="string" calcext:value-type="string">
            <text:p>y6</text:p>
          </table:table-cell>
          <table:table-cell table:formula="of:=[.D7] + [.D7]*[.D7]*[.$B$1]" office:value-type="float" office:value="2.12463968224539" calcext:value-type="float">
            <text:p>2.1246</text:p>
          </table:table-cell>
          <table:table-cell/>
          <table:table-cell table:formula="of:=[.$D$2]*1/(1-[.B8])" office:value-type="float" office:value="2.5" calcext:value-type="float">
            <text:p>2.5000</text:p>
          </table:table-cell>
          <table:table-cell/>
          <table:table-cell table:formula="of:=[.F8]-[.D8]" office:value-type="float" office:value="0.375360317754607" calcext:value-type="float">
            <text:p>0.3754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t7</text:p>
          </table:table-cell>
          <table:table-cell table:formula="of:=[.$B$1]+[.B8]" office:value-type="float" office:value="0.7" calcext:value-type="float">
            <text:p>0.70</text:p>
          </table:table-cell>
          <table:table-cell office:value-type="string" calcext:value-type="string">
            <text:p>y7</text:p>
          </table:table-cell>
          <table:table-cell table:formula="of:=[.D8] + [.D8]*[.D8]*[.$B$1]" office:value-type="float" office:value="2.57604906018257" calcext:value-type="float">
            <text:p>2.5760</text:p>
          </table:table-cell>
          <table:table-cell/>
          <table:table-cell table:formula="of:=[.$D$2]*1/(1-[.B9])" office:value-type="float" office:value="3.33333333333333" calcext:value-type="float">
            <text:p>3.3333</text:p>
          </table:table-cell>
          <table:table-cell/>
          <table:table-cell table:formula="of:=[.F9]-[.D9]" office:value-type="float" office:value="0.757284273150759" calcext:value-type="float">
            <text:p>0.7573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t8</text:p>
          </table:table-cell>
          <table:table-cell table:formula="of:=[.$B$1]+[.B9]" office:value-type="float" office:value="0.8" calcext:value-type="float">
            <text:p>0.80</text:p>
          </table:table-cell>
          <table:table-cell office:value-type="string" calcext:value-type="string">
            <text:p>y8</text:p>
          </table:table-cell>
          <table:table-cell table:formula="of:=[.D9] + [.D9]*[.D9]*[.$B$1]" office:value-type="float" office:value="3.23965193622933" calcext:value-type="float">
            <text:p>3.2397</text:p>
          </table:table-cell>
          <table:table-cell/>
          <table:table-cell table:formula="of:=[.$D$2]*1/(1-[.B10])" office:value-type="float" office:value="5" calcext:value-type="float">
            <text:p>5.0000</text:p>
          </table:table-cell>
          <table:table-cell/>
          <table:table-cell table:formula="of:=[.F10]-[.D10]" office:value-type="float" office:value="1.76034806377067" calcext:value-type="float">
            <text:p>1.7603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t9</text:p>
          </table:table-cell>
          <table:table-cell table:formula="of:=[.$B$1]+[.B10]" office:value-type="float" office:value="0.9" calcext:value-type="float">
            <text:p>0.90</text:p>
          </table:table-cell>
          <table:table-cell office:value-type="string" calcext:value-type="string">
            <text:p>y9</text:p>
          </table:table-cell>
          <table:table-cell table:formula="of:=[.D10] + [.D10]*[.D10]*[.$B$1]" office:value-type="float" office:value="4.28918640302077" calcext:value-type="float">
            <text:p>4.2892</text:p>
          </table:table-cell>
          <table:table-cell/>
          <table:table-cell table:formula="of:=[.$D$2]*1/(1-[.B11])" office:value-type="float" office:value="9.99999999999999" calcext:value-type="float">
            <text:p>10.0000</text:p>
          </table:table-cell>
          <table:table-cell/>
          <table:table-cell table:formula="of:=[.F11]-[.D11]" office:value-type="float" office:value="5.71081359697922" calcext:value-type="float">
            <text:p>5.7108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t10</text:p>
          </table:table-cell>
          <table:table-cell table:formula="of:=[.$B$1]+[.B11]" office:value-type="float" office:value="1" calcext:value-type="float">
            <text:p>1.00</text:p>
          </table:table-cell>
          <table:table-cell office:value-type="string" calcext:value-type="string">
            <text:p>y10</text:p>
          </table:table-cell>
          <table:table-cell table:formula="of:=[.D11] + [.D11]*[.D11]*[.$B$1]" office:value-type="float" office:value="6.12889840300659" calcext:value-type="float">
            <text:p>6.1289</text:p>
          </table:table-cell>
          <table:table-cell/>
          <table:table-cell table:formula="of:=[.$D$2]*1/(1-[.B12])" office:value-type="string" office:string-value="" calcext:value-type="error">
            <text:p>#DZIEL/0!</text:p>
          </table:table-cell>
          <table:table-cell/>
          <table:table-cell table:formula="of:=[.F12]-[.D12]" office:value-type="string" office:string-value="" calcext:value-type="error">
            <text:p>#DZIEL/0!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t11</text:p>
          </table:table-cell>
          <table:table-cell table:formula="of:=[.$B$1]+[.B12]" office:value-type="float" office:value="1.1" calcext:value-type="float">
            <text:p>1.10</text:p>
          </table:table-cell>
          <table:table-cell office:value-type="string" calcext:value-type="string">
            <text:p>y11</text:p>
          </table:table-cell>
          <table:table-cell table:formula="of:=[.D12] + [.D12]*[.D12]*[.$B$1]" office:value-type="float" office:value="9.88523796644427" calcext:value-type="float">
            <text:p>9.8852</text:p>
          </table:table-cell>
          <table:table-cell/>
          <table:table-cell table:formula="of:=[.$D$2]*1/(1-[.B13])" office:value-type="float" office:value="-10" calcext:value-type="float">
            <text:p>-10.0000</text:p>
          </table:table-cell>
          <table:table-cell/>
          <table:table-cell table:formula="of:=[.F13]-[.D13]" office:value-type="float" office:value="-19.8852379664443" calcext:value-type="float">
            <text:p>-19.8852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t12</text:p>
          </table:table-cell>
          <table:table-cell table:formula="of:=[.$B$1]+[.B13]" office:value-type="float" office:value="1.2" calcext:value-type="float">
            <text:p>1.20</text:p>
          </table:table-cell>
          <table:table-cell office:value-type="string" calcext:value-type="string">
            <text:p>y12</text:p>
          </table:table-cell>
          <table:table-cell table:formula="of:=[.D13] + [.D13]*[.D13]*[.$B$1]" office:value-type="float" office:value="19.6570309317674" calcext:value-type="float">
            <text:p>19.6570</text:p>
          </table:table-cell>
          <table:table-cell/>
          <table:table-cell table:formula="of:=[.$D$2]*1/(1-[.B14])" office:value-type="float" office:value="-5" calcext:value-type="float">
            <text:p>-5.0000</text:p>
          </table:table-cell>
          <table:table-cell/>
          <table:table-cell table:formula="of:=[.F14]-[.D14]" office:value-type="float" office:value="-24.6570309317674" calcext:value-type="float">
            <text:p>-24.6570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t13</text:p>
          </table:table-cell>
          <table:table-cell table:formula="of:=[.$B$1]+[.B14]" office:value-type="float" office:value="1.3" calcext:value-type="float">
            <text:p>1.30</text:p>
          </table:table-cell>
          <table:table-cell office:value-type="string" calcext:value-type="string">
            <text:p>y13</text:p>
          </table:table-cell>
          <table:table-cell table:formula="of:=[.D14] + [.D14]*[.D14]*[.$B$1]" office:value-type="float" office:value="58.2969174370134" calcext:value-type="float">
            <text:p>58.2969</text:p>
          </table:table-cell>
          <table:table-cell/>
          <table:table-cell table:formula="of:=[.$D$2]*1/(1-[.B15])" office:value-type="float" office:value="-3.33333333333333" calcext:value-type="float">
            <text:p>-3.3333</text:p>
          </table:table-cell>
          <table:table-cell/>
          <table:table-cell table:formula="of:=[.F15]-[.D15]" office:value-type="float" office:value="-61.6302507703467" calcext:value-type="float">
            <text:p>-61.6303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t14</text:p>
          </table:table-cell>
          <table:table-cell table:formula="of:=[.$B$1]+[.B15]" office:value-type="float" office:value="1.4" calcext:value-type="float">
            <text:p>1.40</text:p>
          </table:table-cell>
          <table:table-cell office:value-type="string" calcext:value-type="string">
            <text:p>y14</text:p>
          </table:table-cell>
          <table:table-cell table:formula="of:=[.D15] + [.D15]*[.D15]*[.$B$1]" office:value-type="float" office:value="398.149975702809" calcext:value-type="float">
            <text:p>398.1500</text:p>
          </table:table-cell>
          <table:table-cell/>
          <table:table-cell table:formula="of:=[.$D$2]*1/(1-[.B16])" office:value-type="float" office:value="-2.5" calcext:value-type="float">
            <text:p>-2.5000</text:p>
          </table:table-cell>
          <table:table-cell/>
          <table:table-cell table:formula="of:=[.F16]-[.D16]" office:value-type="float" office:value="-400.649975702809" calcext:value-type="float">
            <text:p>-400.6500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t15</text:p>
          </table:table-cell>
          <table:table-cell table:formula="of:=[.$B$1]+[.B16]" office:value-type="float" office:value="1.5" calcext:value-type="float">
            <text:p>1.50</text:p>
          </table:table-cell>
          <table:table-cell office:value-type="string" calcext:value-type="string">
            <text:p>y15</text:p>
          </table:table-cell>
          <table:table-cell table:formula="of:=[.D16] + [.D16]*[.D16]*[.$B$1]" office:value-type="float" office:value="16250.4902909176" calcext:value-type="float">
            <text:p>16250.4903</text:p>
          </table:table-cell>
          <table:table-cell/>
          <table:table-cell table:formula="of:=[.$D$2]*1/(1-[.B17])" office:value-type="float" office:value="-2" calcext:value-type="float">
            <text:p>-2.0000</text:p>
          </table:table-cell>
          <table:table-cell/>
          <table:table-cell table:formula="of:=[.F17]-[.D17]" office:value-type="float" office:value="-16252.4902909176" calcext:value-type="float">
            <text:p>-16252.4903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t16</text:p>
          </table:table-cell>
          <table:table-cell table:formula="of:=[.$B$1]+[.B17]" office:value-type="float" office:value="1.6" calcext:value-type="float">
            <text:p>1.60</text:p>
          </table:table-cell>
          <table:table-cell office:value-type="string" calcext:value-type="string">
            <text:p>y16</text:p>
          </table:table-cell>
          <table:table-cell table:formula="of:=[.D17] + [.D17]*[.D17]*[.$B$1]" office:value-type="float" office:value="26424093.9598115" calcext:value-type="float">
            <text:p>26424093.9598</text:p>
          </table:table-cell>
          <table:table-cell/>
          <table:table-cell table:formula="of:=[.$D$2]*1/(1-[.B18])" office:value-type="float" office:value="-1.66666666666667" calcext:value-type="float">
            <text:p>-1.6667</text:p>
          </table:table-cell>
          <table:table-cell/>
          <table:table-cell table:formula="of:=[.F18]-[.D18]" office:value-type="float" office:value="-26424095.6264782" calcext:value-type="float">
            <text:p>-26424095.6265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t17</text:p>
          </table:table-cell>
          <table:table-cell table:formula="of:=[.$B$1]+[.B18]" office:value-type="float" office:value="1.7" calcext:value-type="float">
            <text:p>1.70</text:p>
          </table:table-cell>
          <table:table-cell office:value-type="string" calcext:value-type="string">
            <text:p>y17</text:p>
          </table:table-cell>
          <table:table-cell table:formula="of:=[.D18] + [.D18]*[.D18]*[.$B$1]" office:value-type="float" office:value="69823300583788.7" calcext:value-type="float">
            <text:p>69823300583788.7000</text:p>
          </table:table-cell>
          <table:table-cell/>
          <table:table-cell table:formula="of:=[.$D$2]*1/(1-[.B19])" office:value-type="float" office:value="-1.42857142857143" calcext:value-type="float">
            <text:p>-1.4286</text:p>
          </table:table-cell>
          <table:table-cell/>
          <table:table-cell table:formula="of:=[.F19]-[.D19]" office:value-type="float" office:value="-69823300583790.1" calcext:value-type="float">
            <text:p>-69823300583790.1000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t18</text:p>
          </table:table-cell>
          <table:table-cell table:formula="of:=[.$B$1]+[.B19]" office:value-type="float" office:value="1.8" calcext:value-type="float">
            <text:p>1.80</text:p>
          </table:table-cell>
          <table:table-cell office:value-type="string" calcext:value-type="string">
            <text:p>y18</text:p>
          </table:table-cell>
          <table:table-cell table:formula="of:=[.D19] + [.D19]*[.D19]*[.$B$1]" office:value-type="float" office:value="4.87529330441481E+026" calcext:value-type="float">
            <text:p>487529330441481000000000000.0000</text:p>
          </table:table-cell>
          <table:table-cell/>
          <table:table-cell table:formula="of:=[.$D$2]*1/(1-[.B20])" office:value-type="float" office:value="-1.25" calcext:value-type="float">
            <text:p>-1.2500</text:p>
          </table:table-cell>
          <table:table-cell/>
          <table:table-cell table:formula="of:=[.F20]-[.D20]" office:value-type="float" office:value="-4.87529330441481E+026" calcext:value-type="float">
            <text:p>-487529330441481000000000000.0000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t19</text:p>
          </table:table-cell>
          <table:table-cell table:formula="of:=[.$B$1]+[.B20]" office:value-type="float" office:value="1.9" calcext:value-type="float">
            <text:p>1.90</text:p>
          </table:table-cell>
          <table:table-cell office:value-type="string" calcext:value-type="string">
            <text:p>y19</text:p>
          </table:table-cell>
          <table:table-cell table:formula="of:=[.D20] + [.D20]*[.D20]*[.$B$1]" office:value-type="float" office:value="2.37684848040719E+052" calcext:value-type="float">
            <text:p>23768484804071900000000000000000000000000000000000000.0000</text:p>
          </table:table-cell>
          <table:table-cell/>
          <table:table-cell table:formula="of:=[.$D$2]*1/(1-[.B21])" office:value-type="float" office:value="-1.11111111111111" calcext:value-type="float">
            <text:p>-1.1111</text:p>
          </table:table-cell>
          <table:table-cell/>
          <table:table-cell table:formula="of:=[.F21]-[.D21]" office:value-type="float" office:value="-2.37684848040719E+052" calcext:value-type="float">
            <text:p>-23768484804071900000000000000000000000000000000000000.0000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t20</text:p>
          </table:table-cell>
          <table:table-cell table:formula="of:=[.$B$1]+[.B21]" office:value-type="float" office:value="2" calcext:value-type="float">
            <text:p>2.00</text:p>
          </table:table-cell>
          <table:table-cell office:value-type="string" calcext:value-type="string">
            <text:p>y20</text:p>
          </table:table-cell>
          <table:table-cell table:formula="of:=[.D21] + [.D21]*[.D21]*[.$B$1]" office:value-type="float" office:value="5.64940869881395E+103" calcext:value-type="float">
            <text:p>56494086988139500000000000000000000000000000000000000000000000000000000000000000000000000000000000000000.0000</text:p>
          </table:table-cell>
          <table:table-cell/>
          <table:table-cell table:formula="of:=[.$D$2]*1/(1-[.B22])" office:value-type="float" office:value="-1" calcext:value-type="float">
            <text:p>-1.0000</text:p>
          </table:table-cell>
          <table:table-cell/>
          <table:table-cell table:formula="of:=[.F22]-[.D22]" office:value-type="float" office:value="-5.64940869881395E+103" calcext:value-type="float">
            <text:p>-56494086988139500000000000000000000000000000000000000000000000000000000000000000000000000000000000000000.0000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t21</text:p>
          </table:table-cell>
          <table:table-cell table:formula="of:=[.$B$1]+[.B22]" office:value-type="float" office:value="2.1" calcext:value-type="float">
            <text:p>2.10</text:p>
          </table:table-cell>
          <table:table-cell office:value-type="string" calcext:value-type="string">
            <text:p>y21</text:p>
          </table:table-cell>
          <table:table-cell table:formula="of:=[.D22] + [.D22]*[.D22]*[.$B$1]" office:value-type="float" office:value="3.19158186462347E+206" calcext:value-type="float">
            <text:p>319158186462347000000000000000000000000000000000000000000000000000000000000000000000000000000000000000000000000000000000000000000000000000000000000000000000000000000000000000000000000000000000000000000000000.0000</text:p>
          </table:table-cell>
          <table:table-cell/>
          <table:table-cell table:formula="of:=[.$D$2]*1/(1-[.B23])" office:value-type="float" office:value="-0.909090909090909" calcext:value-type="float">
            <text:p>-0.9091</text:p>
          </table:table-cell>
          <table:table-cell/>
          <table:table-cell table:formula="of:=[.F23]-[.D23]" office:value-type="float" office:value="-3.19158186462347E+206" calcext:value-type="float">
            <text:p>-319158186462347000000000000000000000000000000000000000000000000000000000000000000000000000000000000000000000000000000000000000000000000000000000000000000000000000000000000000000000000000000000000000000000000.0000</text:p>
          </table:table-cell>
          <table:table-cell table:number-columns-repeated="249"/>
        </table:table-row>
        <table:table-row table:style-name="ro1" table:number-rows-repeated="5">
          <table:table-cell table:number-columns-repeated="257"/>
        </table:table-row>
        <table:table-row table:style-name="ro1">
          <table:table-cell table:style-name="ce10" office:value-type="string" calcext:value-type="string">
            <text:p>WYJAŚNIENIE</text:p>
          </table:table-cell>
          <table:table-cell table:number-columns-repeated="256"/>
        </table:table-row>
        <table:table-row table:style-name="ro1">
          <table:table-cell office:value-type="string" calcext:value-type="string" table:number-columns-spanned="7" table:number-rows-spanned="1">
            <text:p>We wzorze metody eulera nie ma możliwości na zmianę znaku jak zaczniemy od dodatnich I mamy nieujemną pochodną .</text:p>
          </table:table-cell>
          <table:covered-table-cell table:number-columns-repeated="6"/>
          <table:table-cell table:number-columns-repeated="250"/>
        </table:table-row>
        <table:table-row table:style-name="ro1" table:number-rows-repeated="1048545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Arkusz2" table:style-name="ta2">
        <table:table-column table:style-name="co2" table:number-columns-repeated="257" table:default-cell-style-name="ce7"/>
        <table:table-row table:style-name="ro1" table:number-rows-repeated="1048575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Arkusz3" table:style-name="ta3">
        <table:table-column table:style-name="co2" table:number-columns-repeated="257" table:default-cell-style-name="ce7"/>
        <table:table-row table:style-name="ro1" table:number-rows-repeated="1048575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9">
      <number:number number:decimal-places="4" loext:min-decimal-places="4" number:min-integer-digits="1"/>
    </number:number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7">00/00/0000</text:date>, <text:time style:data-style-name="N2" text:time-value="22:06:19.132760367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2" style:display-name="PageStyle_Arkusz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3" style:display-name="PageStyle_Arkusz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0-03-26T12:55:08</meta:creation-date>
    <dc:date>2021-04-07T22:19:17.113483260</dc:date>
    <meta:editing-cycles>8</meta:editing-cycles>
    <meta:editing-duration>PT58M4S</meta:editing-duration>
    <meta:generator>LibreOffice/6.4.6.2$Linux_X86_64 LibreOffice_project/40$Build-2</meta:generator>
    <meta:document-statistic meta:table-count="3" meta:cell-count="13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29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9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29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399cm" svg:height="12.308cm" xlink:href=".." xlink:type="simple" chart:class="chart:line" chart:style-name="ch1">
        <chart:subtitle svg:x="0cm" svg:y="0cm" chart:style-name="ch2">
          <text:p/>
        </chart:subtitle>
        <chart:legend chart:legend-position="end" svg:x="16.309cm" svg:y="5.606cm" style:legend-expansion="high" chart:style-name="ch3"/>
        <chart:plot-area chart:style-name="ch4" table:cell-range-address="Arkusz1.B1:Arkusz1.B12 Arkusz1.D1:Arkusz1.D12 Arkusz1.F1:Arkusz1.F12" chart:data-source-has-labels="both" svg:x="0.387cm" svg:y="0.246cm" svg:width="15.535cm" svg:height="11.816cm">
          <chartooo:coordinate-region svg:x="1.67cm" svg:y="0.445cm" svg:width="13.735cm" svg:height="10.97cm"/>
          <chart:axis chart:dimension="x" chart:name="primary-x" chart:style-name="ch5" chartooo:axis-type="auto">
            <chartooo:date-scale/>
            <chart:categories table:cell-range-address="Arkusz1.B1:Arkusz1.B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rkusz1.D1:Arkusz1.D12" loext:label-string="przybliżona" chart:class="chart:line">
            <chart:data-point chart:repeated="12"/>
          </chart:series>
          <chart:series chart:style-name="ch9" chart:values-cell-range-address="Arkusz1.F1:Arkusz1.F12" loext:label-string="prawdziwa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zybliżona</text:p>
              </table:table-cell>
              <table:table-cell office:value-type="string">
                <text:p>prawdziwa</text:p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Arkusz1.B1:Arkusz1.B12</svg:desc>
                </draw:g>
              </table:table-cell>
              <table:table-cell office:value-type="float" office:value="NaN">
                <text:p>NaN</text:p>
                <draw:g>
                  <svg:desc>Arkusz1.D1:Arkusz1.D12</svg:desc>
                </draw:g>
              </table:table-cell>
              <table:table-cell office:value-type="float" office:value="NaN">
                <text:p>NaN</text:p>
                <draw:g>
                  <svg:desc>Arkusz1.F1:Arkusz1.F12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1.11111111111111">
                <text:p>1.11111111111111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.221">
                <text:p>1.22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1.3700841">
                <text:p>1.3700841</text:p>
              </table:table-cell>
              <table:table-cell office:value-type="float" office:value="1.42857142857143">
                <text:p>1.42857142857143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.55779714410728">
                <text:p>1.55779714410728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.80047033832616">
                <text:p>1.800470338326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2.12463968224539">
                <text:p>2.1246396822453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2.57604906018257">
                <text:p>2.57604906018257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3.23965193622933">
                <text:p>3.239651936229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4.28918640302077">
                <text:p>4.28918640302077</text:p>
              </table:table-cell>
              <table:table-cell office:value-type="float" office:value="9.99999999999999">
                <text:p>9.99999999999999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6.12889840300659">
                <text:p>6.1288984030065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